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Negrit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fo:font-weight="bold" style:font-size-asian="12pt" style:font-weight-asian="bold" style:font-size-complex="12pt" style:font-weight-complex="bold"/>
    </style:style>
    <style:style style:name="P4" style:family="paragraph" style:parent-style-name="Standard">
      <style:paragraph-properties fo:margin-top="0.102cm" fo:margin-bottom="0.102cm" fo:text-align="start" style:justify-single-word="false"/>
      <style:text-properties style:font-name="Arial" fo:font-size="14pt" fo:font-weight="bold" style:font-size-asian="14pt" style:font-weight-asian="bold" style:font-size-complex="14pt" style:font-weight-complex="bold"/>
    </style:style>
    <style:style style:name="P5" style:family="paragraph" style:parent-style-name="Standard" style:list-style-name="L16">
      <style:paragraph-properties fo:margin-top="0.102cm" fo:margin-bottom="0.102cm" fo:text-align="start" style:justify-single-word="false"/>
      <style:text-properties style:font-name="Arial" fo:font-size="14pt" fo:font-weight="bold" style:font-size-asian="14pt" style:font-weight-asian="bold" style:font-size-complex="14pt" style:font-weight-complex="bold"/>
    </style:style>
    <style:style style:name="P6" style:family="paragraph" style:parent-style-name="Standard">
      <style:paragraph-properties fo:margin-top="0.102cm" fo:margin-bottom="0.102cm" fo:text-align="center" style:justify-single-word="false"/>
      <style:text-properties style:font-name="Arial" fo:font-size="14pt" fo:font-weight="bold" style:font-size-asian="14pt" style:font-weight-asian="bold" style:font-size-complex="14pt" style:font-weight-complex="bold"/>
    </style:style>
    <style:style style:name="P7" style:family="paragraph" style:parent-style-name="Standard">
      <style:paragraph-properties fo:margin-top="0.102cm" fo:margin-bottom="0.102cm" fo:text-align="start" style:justify-single-word="false"/>
      <style:text-properties style:font-name="Arial" fo:font-size="14pt" fo:font-weight="normal" style:font-size-asian="14pt" style:font-weight-asian="normal" style:font-size-complex="14pt" style:font-weight-complex="normal"/>
    </style:style>
    <style:style style:name="P8" style:family="paragraph" style:parent-style-name="Standard">
      <style:paragraph-properties fo:margin-top="0.102cm" fo:margin-bottom="0.102cm" fo:text-align="center" style:justify-single-word="false"/>
      <style:text-properties style:font-name="Arial" fo:font-size="14pt" fo:font-style="normal" style:text-underline-style="none" fo:font-weight="bold" style:font-size-asian="14pt" style:font-style-asian="normal" style:font-weight-asian="bold" style:font-size-complex="14pt" style:font-style-complex="normal" style:font-weight-complex="bold"/>
    </style:style>
    <style:style style:name="P9" style:family="paragraph" style:parent-style-name="Standard" style:list-style-name="L17">
      <style:paragraph-properties fo:margin-top="0.102cm" fo:margin-bottom="0.102cm" fo:text-align="center" style:justify-single-word="false"/>
      <style:text-properties style:font-name="Arial" fo:font-size="14pt" fo:font-style="normal" style:text-underline-style="none" fo:font-weight="bold" style:font-size-asian="14pt" style:font-style-asian="normal" style:font-weight-asian="bold" style:font-size-complex="14pt" style:font-style-complex="normal" style:font-weight-complex="bold"/>
    </style:style>
    <style:style style:name="P10" style:family="paragraph" style:parent-style-name="Standard" style:list-style-name="L16">
      <style:paragraph-properties fo:margin-top="0.102cm" fo:margin-bottom="0.102cm" fo:text-align="start" style:justify-single-word="false"/>
      <style:text-properties style:font-name="Arial" fo:font-size="14pt" fo:font-style="normal" style:text-underline-style="none"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top="0.102cm" fo:margin-bottom="0.102cm" fo:text-align="center" style:justify-single-word="false"/>
      <style:text-properties style:font-name="Arial" fo:font-size="14pt" fo:font-style="normal" style:text-underline-style="none" fo:font-weight="bold" fo:background-color="#ffffff" style:font-size-asian="14pt" style:font-style-asian="normal" style:font-weight-asian="bold" style:font-size-complex="14pt" style:font-style-complex="normal" style:font-weight-complex="bold"/>
    </style:style>
    <style:style style:name="P12" style:family="paragraph" style:parent-style-name="Standard">
      <style:paragraph-properties fo:margin-top="0.102cm" fo:margin-bottom="0.102cm" fo:text-align="start" style:justify-single-word="false"/>
      <style:text-properties style:font-name="Arial" fo:font-size="14pt" fo:font-style="normal" style:text-underline-style="none" fo:font-weight="bold" fo:background-color="#ffffff" style:font-size-asian="14pt" style:font-style-asian="normal" style:font-weight-asian="bold" style:font-size-complex="14pt" style:font-style-complex="normal" style:font-weight-complex="bold"/>
    </style:style>
    <style:style style:name="P13" style:family="paragraph" style:parent-style-name="Standard">
      <style:paragraph-properties fo:margin-top="0.102cm" fo:margin-bottom="0.102cm"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4" style:family="paragraph" style:parent-style-name="Standard" style:list-style-name="L12">
      <style:paragraph-properties fo:margin-top="0.102cm" fo:margin-bottom="0.102cm"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5" style:family="paragraph" style:parent-style-name="Standard" style:list-style-name="L15">
      <style:paragraph-properties fo:margin-top="0.102cm" fo:margin-bottom="0.102cm"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6" style:family="paragraph" style:parent-style-name="Standard" style:list-style-name="L17">
      <style:paragraph-properties fo:margin-top="0.102cm" fo:margin-bottom="0.102cm" fo:text-align="center"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7" style:family="paragraph" style:parent-style-name="Standard" style:list-style-name="L15">
      <style:paragraph-properties fo:margin-top="0.102cm" fo:margin-bottom="0.102cm" fo:text-align="start" style:justify-single-word="false"/>
      <style:text-properties style:font-name="Arial" fo:font-size="14pt" fo:font-style="normal" style:text-underline-style="none" fo:font-weight="normal" fo:background-color="#ff3333" style:font-size-asian="14pt" style:font-style-asian="normal" style:font-weight-asian="normal" style:font-size-complex="14pt" style:font-style-complex="normal" style:font-weight-complex="normal"/>
    </style:style>
    <style:style style:name="P18" style:family="paragraph" style:parent-style-name="Standard">
      <style:paragraph-properties fo:margin-top="0.102cm" fo:margin-bottom="0.102cm" fo:text-align="start" style:justify-single-word="false"/>
      <style:text-properties style:font-name="Arial" fo:font-size="14pt" fo:font-style="normal" style:text-underline-style="none" fo:font-weight="normal" fo:background-color="#ffffff" style:font-size-asian="14pt" style:font-style-asian="normal" style:font-weight-asian="normal" style:font-size-complex="14pt" style:font-style-complex="normal" style:font-weight-complex="normal"/>
    </style:style>
    <style:style style:name="P19" style:family="paragraph" style:parent-style-name="Standard">
      <style:paragraph-properties fo:margin-top="0.102cm" fo:margin-bottom="0.102cm" fo:text-align="center" style:justify-single-word="false"/>
      <style:text-properties style:font-name="Arial" fo:font-size="14pt" fo:font-style="normal" style:text-underline-style="none" fo:font-weight="normal" fo:background-color="#ffffff" style:font-size-asian="14pt" style:font-style-asian="normal" style:font-weight-asian="normal" style:font-size-complex="14pt" style:font-style-complex="normal" style:font-weight-complex="normal"/>
    </style:style>
    <style:style style:name="P20" style:family="paragraph" style:parent-style-name="Standard">
      <style:paragraph-properties fo:margin-top="0.102cm" fo:margin-bottom="0.102cm" fo:text-align="start" style:justify-single-word="false"/>
      <style:text-properties style:font-name="Arial" fo:font-size="14pt" style:font-size-asian="14pt" style:font-size-complex="14pt"/>
    </style:style>
    <style:style style:name="P21" style:family="paragraph" style:parent-style-name="Standard">
      <style:paragraph-properties fo:margin-top="0.102cm" fo:margin-bottom="0.102cm" fo:text-align="center" style:justify-single-word="false"/>
      <style:text-properties style:font-name="Arial" fo:font-size="16pt" fo:font-style="normal" style:text-underline-style="none" fo:font-weight="bold" fo:background-color="#ffffff" style:font-size-asian="16pt" style:font-style-asian="normal" style:font-weight-asian="bold" style:font-size-complex="16pt" style:font-style-complex="normal" style:font-weight-complex="bold"/>
    </style:style>
    <style:style style:name="P22" style:family="paragraph" style:parent-style-name="Standard">
      <style:paragraph-properties fo:margin-top="0.102cm" fo:margin-bottom="0.102cm" fo:text-align="center" style:justify-single-word="false"/>
      <style:text-properties style:font-name="Arial" fo:font-size="16pt" style:font-size-asian="16pt" style:font-size-complex="16pt"/>
    </style:style>
    <style:style style:name="P23" style:family="paragraph" style:parent-style-name="Standard" style:list-style-name="L17">
      <style:paragraph-properties fo:margin-top="0.102cm" fo:margin-bottom="0.102cm"/>
      <style:text-properties style:font-name="Arial" fo:font-weight="bold" style:font-weight-asian="bold" style:font-weight-complex="bold"/>
    </style:style>
    <style:style style:name="P24" style:family="paragraph" style:parent-style-name="Standard" style:list-style-name="L17">
      <style:paragraph-properties fo:margin-top="0.102cm" fo:margin-bottom="0.102cm"/>
      <style:text-properties style:font-name="Arial" fo:font-weight="normal" style:font-weight-asian="normal" style:font-weight-complex="normal"/>
    </style:style>
    <style:style style:name="P25" style:family="paragraph" style:parent-style-name="Standard">
      <style:paragraph-properties fo:margin-top="0.102cm" fo:margin-bottom="0.102cm"/>
      <style:text-properties style:font-name="Arial" fo:font-size="12pt" fo:font-weight="bold" style:font-size-asian="12pt" style:font-weight-asian="bold" style:font-size-complex="12pt" style:font-weight-complex="bold"/>
    </style:style>
    <style:style style:name="P26" style:family="paragraph" style:parent-style-name="Standard">
      <style:paragraph-properties fo:margin-top="0.102cm" fo:margin-bottom="0.102cm" fo:text-align="center" style:justify-single-word="false"/>
      <style:text-properties style:font-name="Arial" fo:font-size="12pt" fo:font-weight="bold" style:font-size-asian="12pt" style:font-weight-asian="bold" style:font-size-complex="12pt" style:font-weight-complex="bold"/>
    </style:style>
    <style:style style:name="P27" style:family="paragraph" style:parent-style-name="Standard">
      <style:paragraph-properties fo:margin-top="0.102cm" fo:margin-bottom="0.102cm" fo:text-align="start" style:justify-single-word="false"/>
      <style:text-properties style:font-name="Arial" fo:font-size="12pt" fo:font-weight="bold" style:font-size-asian="12pt" style:font-weight-asian="bold" style:font-size-complex="12pt" style:font-weight-complex="bold"/>
    </style:style>
    <style:style style:name="P28" style:family="paragraph" style:parent-style-name="Standard" style:list-style-name="L11">
      <style:paragraph-properties fo:margin-top="0.102cm" fo:margin-bottom="0.102cm" fo:text-align="start" style:justify-single-word="false"/>
      <style:text-properties style:font-name="Arial" fo:font-size="12pt" fo:font-weight="bold" style:font-size-asian="12pt" style:font-weight-asian="bold" style:font-size-complex="12pt" style:font-weight-complex="bold"/>
    </style:style>
    <style:style style:name="P29" style:family="paragraph" style:parent-style-name="Standard">
      <style:paragraph-properties fo:margin-top="0.102cm" fo:margin-bottom="0.102cm"/>
      <style:text-properties style:font-name="Arial" fo:font-size="12pt" fo:font-weight="normal" style:font-size-asian="12pt" style:font-weight-asian="normal" style:font-size-complex="12pt" style:font-weight-complex="normal"/>
    </style:style>
    <style:style style:name="P30" style:family="paragraph" style:parent-style-name="Standard">
      <style:paragraph-properties fo:margin-top="0.102cm" fo:margin-bottom="0.102cm" fo:text-align="start" style:justify-single-word="false"/>
      <style:text-properties style:font-name="Arial" fo:font-size="12pt" fo:font-weight="normal" style:font-size-asian="12pt" style:font-weight-asian="normal" style:font-size-complex="12pt" style:font-weight-complex="normal"/>
    </style:style>
    <style:style style:name="P31" style:family="paragraph" style:parent-style-name="Standard" style:list-style-name="L2">
      <style:paragraph-properties fo:margin-top="0.102cm" fo:margin-bottom="0.102cm" fo:text-align="start" style:justify-single-word="false"/>
      <style:text-properties style:font-name="Arial" fo:font-size="12pt" fo:font-weight="normal" style:font-size-asian="12pt" style:font-weight-asian="normal" style:font-size-complex="12pt" style:font-weight-complex="normal"/>
    </style:style>
    <style:style style:name="P32" style:family="paragraph" style:parent-style-name="Standard" style:list-style-name="L8">
      <style:paragraph-properties fo:margin-top="0.102cm" fo:margin-bottom="0.102cm" fo:text-align="start" style:justify-single-word="false"/>
      <style:text-properties style:font-name="Arial" fo:font-size="12pt" fo:font-weight="normal" style:font-size-asian="12pt" style:font-weight-asian="normal" style:font-size-complex="12pt" style:font-weight-complex="normal"/>
    </style:style>
    <style:style style:name="P33" style:family="paragraph" style:parent-style-name="Standard" style:list-style-name="L9">
      <style:paragraph-properties fo:margin-top="0.102cm" fo:margin-bottom="0.102cm" fo:text-align="start" style:justify-single-word="false"/>
      <style:text-properties style:font-name="Arial" fo:font-size="12pt" fo:font-weight="normal" style:font-size-asian="12pt" style:font-weight-asian="normal" style:font-size-complex="12pt" style:font-weight-complex="normal"/>
    </style:style>
    <style:style style:name="P34" style:family="paragraph" style:parent-style-name="Standard" style:list-style-name="L10">
      <style:paragraph-properties fo:margin-top="0.102cm" fo:margin-bottom="0.102cm" fo:text-align="start" style:justify-single-word="false"/>
      <style:text-properties style:font-name="Arial" fo:font-size="12pt" fo:font-weight="normal" style:font-size-asian="12pt" style:font-weight-asian="normal" style:font-size-complex="12pt" style:font-weight-complex="normal"/>
    </style:style>
    <style:style style:name="P35" style:family="paragraph" style:parent-style-name="Standard">
      <style:paragraph-properties fo:margin-top="0.102cm" fo:margin-bottom="0.102cm" fo:text-align="center" style:justify-single-word="false"/>
      <style:text-properties style:font-name="Arial" fo:font-size="12pt" fo:font-weight="normal" style:font-size-asian="12pt" style:font-weight-asian="normal" style:font-size-complex="12pt" style:font-weight-complex="normal"/>
    </style:style>
    <style:style style:name="P36" style:family="paragraph" style:parent-style-name="Standard" style:list-style-name="L2">
      <style:paragraph-properties fo:margin-top="0.102cm" fo:margin-bottom="0.102cm" fo:text-align="center" style:justify-single-word="false"/>
      <style:text-properties style:font-name="Arial" fo:font-size="12pt" fo:font-weight="normal" style:font-size-asian="12pt" style:font-weight-asian="normal" style:font-size-complex="12pt" style:font-weight-complex="normal"/>
    </style:style>
    <style:style style:name="P37" style:family="paragraph" style:parent-style-name="Standard">
      <style:paragraph-properties fo:margin-top="0.102cm" fo:margin-bottom="0.102cm"/>
      <style:text-properties style:font-name="Arial" fo:font-size="12pt" style:font-size-asian="12pt" style:font-size-complex="12pt"/>
    </style:style>
    <style:style style:name="P38" style:family="paragraph" style:parent-style-name="Standard">
      <style:paragraph-properties fo:margin-top="0.102cm" fo:margin-bottom="0.102cm" fo:text-align="start" style:justify-single-word="false"/>
      <style:text-properties style:font-name="Arial" fo:font-size="12pt" style:font-size-asian="12pt" style:font-size-complex="12pt"/>
    </style:style>
    <style:style style:name="P39" style:family="paragraph" style:parent-style-name="Standard" style:list-style-name="L2">
      <style:paragraph-properties fo:margin-top="0.102cm" fo:margin-bottom="0.102cm" fo:text-align="center" style:justify-single-word="false"/>
      <style:text-properties style:font-name="Arial" fo:font-size="16pt" fo:font-weight="bold" style:font-size-asian="16pt" style:font-weight-asian="bold" style:font-size-complex="16pt" style:font-weight-complex="bold"/>
    </style:style>
    <style:style style:name="P40" style:family="paragraph" style:parent-style-name="Standard">
      <style:paragraph-properties fo:margin-top="0.102cm" fo:margin-bottom="0.102cm" fo:text-align="center" style:justify-single-word="false"/>
      <style:text-properties style:font-name="Arial" fo:font-size="16pt" fo:font-weight="bold" fo:background-color="#ffffff" style:font-size-asian="16pt" style:font-weight-asian="bold" style:font-size-complex="16pt" style:font-weight-complex="bold"/>
    </style:style>
    <style:style style:name="P41" style:family="paragraph" style:parent-style-name="Standard">
      <style:paragraph-properties fo:margin-top="0.102cm" fo:margin-bottom="0.102cm" fo:text-align="center" style:justify-single-word="false"/>
      <style:text-properties style:font-name="Arial" fo:font-size="14pt" fo:font-weight="bold" fo:background-color="#ffffff" style:font-size-asian="14pt" style:font-weight-asian="bold" style:font-size-complex="14pt" style:font-weight-complex="bold"/>
    </style:style>
    <style:style style:name="P42" style:family="paragraph" style:parent-style-name="Standard" style:list-style-name="L17">
      <style:paragraph-properties fo:margin-top="0.102cm" fo:margin-bottom="0.102cm" fo:padding="0.074cm" fo:border-left="none" fo:border-right="none" fo:border-top="none" fo:border-bottom="0.035cm solid #000000" style:join-border="false"/>
      <style:text-properties style:font-name="Arial" fo:font-weight="normal" style:font-weight-asian="normal" style:font-weight-complex="normal"/>
    </style:style>
    <style:style style:name="P43" style:family="paragraph" style:parent-style-name="Standard" style:list-style-name="L2" style:master-page-name="">
      <style:paragraph-properties fo:margin-left="0cm" fo:margin-right="0cm" fo:margin-top="0.102cm" fo:margin-bottom="0.102cm" fo:text-align="start" style:justify-single-word="false" fo:text-indent="-1.058cm" style:auto-text-indent="false" style:page-number="auto"/>
      <style:text-properties style:font-name="Arial" fo:font-size="12pt" fo:font-weight="normal" style:font-size-asian="12pt" style:font-weight-asian="normal" style:font-size-complex="12pt" style:font-weight-complex="normal"/>
    </style:style>
    <style:style style:name="P44" style:family="paragraph" style:parent-style-name="Standard" style:list-style-name="L11">
      <style:paragraph-properties fo:margin-left="0cm" fo:margin-right="0cm" fo:margin-top="0.102cm" fo:margin-bottom="0.102cm" fo:text-align="start" style:justify-single-word="false" fo:text-indent="0.053cm" style:auto-text-indent="false"/>
      <style:text-properties style:font-name="Arial" fo:font-size="12pt" fo:font-weight="normal" style:font-size-asian="12pt" style:font-weight-asian="normal" style:font-size-complex="12pt" style:font-weight-complex="normal"/>
    </style:style>
    <style:style style:name="P45" style:family="paragraph" style:parent-style-name="Standard" style:list-style-name="L11">
      <style:paragraph-properties fo:margin-left="0cm" fo:margin-right="0cm" fo:margin-top="0.102cm" fo:margin-bottom="0.102cm" fo:text-align="start" style:justify-single-word="false" fo:text-indent="0cm" style:auto-text-indent="false"/>
      <style:text-properties style:font-name="Arial"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background-color="#ff3333"/>
    </style:style>
    <style:style style:name="T3" style:family="text">
      <style:text-properties fo:font-weight="normal" style:font-weight-asian="normal" style:font-weight-complex="normal"/>
    </style:style>
    <style:style style:name="T4" style:family="text">
      <style:text-properties fo:font-size="16pt" style:font-size-asian="16pt" style:font-size-complex="16pt"/>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fo:font-weight="normal" fo:background-color="#ffffff" style:font-style-asian="normal" style:font-weight-asian="normal" style:font-style-complex="normal" style:font-weight-complex="normal"/>
    </style:style>
    <style:style style:name="T7" style:family="text">
      <style:text-properties fo:font-style="normal" style:text-underline-style="none" fo:background-color="#ff3333" style:font-style-asian="normal" style:font-style-complex="normal"/>
    </style:style>
    <style:style style:name="T8" style:family="text">
      <style:text-properties fo:font-style="normal" style:text-underline-style="none" fo:background-color="#ffffff" style:font-style-asian="normal" style:font-style-complex="normal"/>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83cm" fo:text-indent="-0.635cm" fo:margin-left="1.6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18cm" fo:text-indent="-0.635cm" fo:margin-left="2.3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53cm" fo:text-indent="-0.635cm" fo:margin-left="2.9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88cm" fo:text-indent="-0.635cm" fo:margin-left="3.5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23cm" fo:text-indent="-0.635cm" fo:margin-left="4.2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58cm" fo:text-indent="-0.635cm" fo:margin-left="4.8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93cm" fo:text-indent="-0.635cm" fo:margin-left="5.4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28cm" fo:text-indent="-0.635cm" fo:margin-left="6.1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63cm" fo:text-indent="-0.635cm" fo:margin-left="6.7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98cm" fo:text-indent="-0.635cm" fo:margin-left="7.39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683cm" fo:text-indent="-0.635cm" fo:margin-left="1.6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18cm" fo:text-indent="-0.635cm" fo:margin-left="2.3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53cm" fo:text-indent="-0.635cm" fo:margin-left="2.9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88cm" fo:text-indent="-0.635cm" fo:margin-left="3.5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23cm" fo:text-indent="-0.635cm" fo:margin-left="4.2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58cm" fo:text-indent="-0.635cm" fo:margin-left="4.8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93cm" fo:text-indent="-0.635cm" fo:margin-left="5.4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28cm" fo:text-indent="-0.635cm" fo:margin-left="6.1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63cm" fo:text-indent="-0.635cm" fo:margin-left="6.7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98cm" fo:text-indent="-0.635cm" fo:margin-left="7.398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Requerimientos del sistema</text:p>
      <text:p text:style-name="P1"/>
      <text:p text:style-name="P21">1. Gestion de estudiantes</text:p>
      <text:p text:style-name="P12"><text:s text:c="3"/><text:span text:style-name="T3">El sistema ofrecerá una ventana al administrador para la gestion de estudiantes, en la que pueda insertar nuevos estudiantes, actualizar los datos de esos estudiantes, incluso borrar a los estudiantes que ya no forman parte de la institución.</text:span></text:p>
      <text:p text:style-name="P12"><text:span text:style-name="T3"/></text:p>
      <text:p text:style-name="P12">Insertar Estudiantes:</text:p>
      <text:p text:style-name="P12"><text:s text:c="3"/><text:span text:style-name="T3">Dado que cada año ingresan nuevos estudiantes <text:s/>a la institución, el sistema proovera al administrador de un espacio en el que pueda subir automáticamente el registro de los nuevos estudiantes matriculados, y si los estudiantes ya existian se le actualizarán los datos a esos estudiantes. (XML) </text:span></text:p>
      <text:p text:style-name="P12"><text:span text:style-name="T3"><text:s text:c="3"/>La idea de esto es que si un registro no se actualiza significaría que el estudiante no matriculo, por ende el sistema se encargará de borrar los datos de aquellos jóvenes que no matricularon en el año. Esos datos pasaran a otro plano, en un registro de Ex_estudiantes. (?????)</text:span></text:p>
      <text:p text:style-name="P12"/>
      <text:p text:style-name="P12">Borrardo datos de estudiantes:</text:p>
      <text:p text:style-name="P18"><text:s text:c="3"/>Para que el sistema se mantenga rápido y simple, es bueno que los estudiantes que ya no pertenescan a la institución dejen de estar ocupando espacios en los registros de estudiantes que si estan activos, la idea es liberar borrar los datos de los estudiantes no matriculados, esos datos pasarán a un registro en segundo plano, de No_matriculados donde se almacenan a los ex estudiantes.</text:p>
      <text:p text:style-name="P18"><text:tab/>(????)</text:p>
      <text:p text:style-name="P18"/>
      <text:p text:style-name="P18"/>
      <text:p text:style-name="P8">Mostrar datos de la ficha de un estudiante (Según parámetros)</text:p>
      <text:p text:style-name="P8">Que parámetros ??</text:p>
      <text:p text:style-name="P8"/>
      <text:list xml:id="list1269240810906944803" text:style-name="L16">
        <text:list-item>
          <text:p text:style-name="P10">Condición socio económica</text:p>
        </text:list-item>
        <text:list-item>
          <text:p text:style-name="P5"><text:span text:style-name="T5">Estado en el proceso de beca</text:span></text:p>
        </text:list-item>
      </text:list>
      <text:p text:style-name="P4"><text:span text:style-name="T5"/></text:p>
      <text:p text:style-name="P41"><text:soft-page-break/><text:s text:c="2"/></text:p>
      <text:p text:style-name="P40"><text:s/>2. Login de estudiante y administrador</text:p>
      <text:p text:style-name="P30"><text:s text:c="3"/>El sistema web ofrece al estudiantado el acceso a formularios de beca, dado que solo los estudiantes pueden ingresar a la sección de formularios y no alguien ageno a la institución, se le asignará un ID y Contraseña, al estudiante, a esta condición se le conoce como Login. Es la misma idea para los administradores, para que nadie ageno a la administración ingrese a la sección de gestion de fichas de beca se requiere de un login.</text:p>
      <text:p text:style-name="P3"/>
      <text:list xml:id="list1146328606104580640" text:style-name="L2">
        <text:list-header>
          <text:p text:style-name="P39">Formularios de beca </text:p>
          <text:p text:style-name="P43"><text:s text:c="3"/>Para ingresar a esta sección del sition web se debe cumplir la pre condición<text:span text:style-name="T1"> Login de estudiante</text:span>. Cuando el estudiante acceda con el login al sitio de formularios, se le desplegará la siguiente información:</text:p>
          <text:p text:style-name="P31"/>
          <text:p text:style-name="P31"/>
          <text:p text:style-name="P36"/>
          <text:p text:style-name="P36"/>
          <text:p text:style-name="P36"/>
          <text:p text:style-name="P36"/>
          <text:p text:style-name="P36"/>
          <text:p text:style-name="P36"/>
          <text:p text:style-name="P36"/>
          <text:p text:style-name="P36"/>
        </text:list-header>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26"><text:soft-page-break/>El formulario le pedirá lo siguiente:</text:p>
      <text:p text:style-name="P26"/>
      <text:p text:style-name="P37"><text:tab/><text:tab/><text:span text:style-name="T1">Dirección del grupo familiar:</text:span></text:p>
      <text:p text:style-name="P37"><text:tab/>Provincia. (?)</text:p>
      <text:p text:style-name="P37"><text:tab/>Cantón. <text:s text:c="3"/>(?)</text:p>
      <text:p text:style-name="P37"><text:tab/>Distrito. <text:s text:c="3"/>(?)</text:p>
      <text:p text:style-name="P37"><text:tab/>Poblado. <text:s/>(?)</text:p>
      <text:p text:style-name="P37"><text:tab/>Distancia en kilometros del lugar de residencia del estudiante al centro educativo.</text:p>
      <text:p text:style-name="P37"/>
      <text:p text:style-name="P38"><text:tab/> <text:s text:c="10"/><text:span text:style-name="T1">Información del grupo familiar:</text:span> </text:p>
      <text:p text:style-name="P37"><text:tab/>Genero. (Hombre/Mujer)</text:p>
      <text:p text:style-name="P37"><text:tab/>Nacionalidad. <text:s text:c="2"/>(Costarricense/Extrangero)</text:p>
      <text:p text:style-name="P37"><text:tab/>Fecha de nacimiento.</text:p>
      <text:p text:style-name="P37"><text:tab/>Edad.</text:p>
      <text:p text:style-name="P37"><text:tab/>Cedula.</text:p>
      <text:p text:style-name="P37"><text:tab/>Nombre completo. </text:p>
      <text:p text:style-name="P37"><text:tab/>Parentesco. (?)</text:p>
      <text:p text:style-name="P37"><text:tab/>Beca (si/no).</text:p>
      <text:p text:style-name="P37"><text:tab/>Escolaridad. (?)</text:p>
      <text:p text:style-name="P37"><text:tab/>Ocupación.</text:p>
      <text:p text:style-name="P37"><text:tab/>Ingreso Mensual. (Colones)</text:p>
      <text:p text:style-name="P37"><text:tab/>Telefono. <text:s/>(solo uno por grupo familiar)</text:p>
      <text:p text:style-name="P37"><text:tab/>Correo electrónico. <text:s text:c="2"/>(solo uno por grupo familiar)</text:p>
      <text:p text:style-name="P37"/>
      <text:p text:style-name="P37"><text:tab/><text:tab/><text:span text:style-name="T1">Otras ayudas que reciva del estado:</text:span></text:p>
      <text:p text:style-name="P37"><text:tab/>Tipo de beca. (Beca avancemos/Beca fonabe/Otra)</text:p>
      <text:p text:style-name="P37"><text:tab/>Monto. (Colones)</text:p>
      <text:p text:style-name="P37"><text:tab/><text:tab/><text:span text:style-name="T1">Otros ingresos del grupo familiar: (Colones)</text:span></text:p>
      <text:p text:style-name="P37"><text:tab/>Ayuda económica de familiares y particularidades u otras ayudas.</text:p>
      <text:p text:style-name="P37"><text:tab/>Pensión voluntarion. </text:p>
      <text:p text:style-name="P37"><text:tab/>Ingresos por concepto de alquileres de locales, casas, cocheras, lotes, vehículos, <text:tab/>entre otros.</text:p>
      <text:p text:style-name="P37"><text:tab/>Ayudas <text:span text:style-name="T2">en especie</text:span>: Especifique: <text:s/>(?)</text:p>
      <text:p text:style-name="P37"><text:tab/>Total de ingresos. (total de ingresos por grupo familiar)</text:p>
      <text:p text:style-name="P25"/>
      <text:p text:style-name="P29"><text:soft-page-break/></text:p>
      <text:p text:style-name="P29"><text:s text:c="3"/>El estudiante deberá llenar la información anterior, además de elegir la cita de la firma presencial.</text:p>
      <text:p text:style-name="P25">Cita de la firma presencial</text:p>
      <text:p text:style-name="P30"><text:span text:style-name="T1"><text:s text:c="2"/></text:span>El sistema le pedirá al estudiante, elegir la cita para que el encargado firme la declaración jurada en el colegio, una vez elegida. El usuario <text:s/>debe enviar la solicitud de beca.</text:p>
      <text:p text:style-name="P27"/>
      <text:p text:style-name="P27">Validaciones de datos</text:p>
      <text:p text:style-name="P30"><text:s text:c="3"/>El sistema deberá garántizar que los formularios no se envien con información incorrecta, para esto debe tener Validación de datos, esto es lo que le indica al usuario cuando hay un error en la información que ha registrado, o cuando hay espacios necesarios que aún no registrado en el formulario. La solicitud se podrá enviar solamente hasta que cumpla con toda la validación.</text:p>
      <text:p text:style-name="P30"/>
      <text:p text:style-name="P27">Autoguardado</text:p>
      <text:p text:style-name="P27"><text:tab/><text:span text:style-name="T3">Pre condición: Registro de datos en el formulario.</text:span></text:p>
      <text:p text:style-name="P30"><text:s text:c="2"/>El sistema deberá guardar la información que un estudiante registre previo al envio de la solicitud, de forma tal que si no ha completado el formulario y por ende no ha enviado la solicitud de beca y el estudiante cierra el sitio web, la información registrada se guardará en la base de datos. Para que se despliegue automáticamente la próxima vez que acceda con su cuenta al sitio de formularios.</text:p>
      <text:p text:style-name="P30"><text:s text:c="4"/><text:tab/>Post condición: Envio de correo electrónico con recordatorio. </text:p>
      <text:list xml:id="list3308986117435019373" text:style-name="L8">
        <text:list-header>
          <text:p text:style-name="P32"/>
        </text:list-header>
      </text:list>
      <text:p text:style-name="P27">Envio de la solicitud </text:p>
      <text:p text:style-name="P30"><text:span text:style-name="T1"><text:s text:c="2"/></text:span>Pre condiciones</text:p>
      <text:list xml:id="list8032401483534587432" text:style-name="L9">
        <text:list-item>
          <text:p text:style-name="P33">Validaciones de datos</text:p>
        </text:list-item>
        <text:list-item>
          <text:p text:style-name="P33">Cita de la firma presencial</text:p>
        </text:list-item>
      </text:list>
      <text:p text:style-name="P30"><text:span text:style-name="T1"><text:s text:c="3"/></text:span>El estudiante presionará un boton con el que enviará toda su información y la cita de la firma presencial, a la base de datos que maneja la institución. </text:p>
      <text:p text:style-name="P30"><text:s text:c="3"/>Post condiciones</text:p>
      <text:list xml:id="list2824124714314651760" text:style-name="L10">
        <text:list-item>
          <text:p text:style-name="P34">Mensaje de confirmación en el sitio web</text:p>
        </text:list-item>
        <text:list-item>
          <text:p text:style-name="P34">Envio de correo electrónico de confirmación.</text:p>
        </text:list-item>
      </text:list>
      <text:list xml:id="list5629275623144988285" text:style-name="L11">
        <text:list-item>
          <text:list>
            <text:list-header>
              <text:p text:style-name="P28"/>
              <text:p text:style-name="P45"><text:s text:c="3"/>Confirmación de la cita para firmar</text:p>
              <text:p text:style-name="P44"><text:s text:c="3"/>El sistema enviará un correo electrónico al estudiante o al encargado, que sirva de comprovante de envio de solicitud, además el correo trenda fines de recordatorio de la cita para firmar presencialmente la declaración jurada en la institución.</text:p>
            </text:list-header>
          </text:list>
        </text:list-item>
      </text:list>
      <text:p text:style-name="P2"/>
      <text:p text:style-name="P6"><text:soft-page-break/></text:p>
      <text:p text:style-name="P6"><text:tab/><text:span text:style-name="T4"> 3. Gestion de fichas de solicitud de beca</text:span></text:p>
      <text:p text:style-name="P13"><text:s text:c="3"/>El sistema obtendrá la información de aquellos estudiantes que enviaron exitosamente su socilitud. La información se le mostrará en una tabla gestionable,cada fila de la tabla <text:span text:style-name="T1">mostrará</text:span> al administrador, información del estudiante con la que a grandes rasgos se pueda dicernir si <text:s/>merece o no la beca, información tal como:</text:p>
      <text:list xml:id="list3782550951234910896" text:style-name="L12">
        <text:list-item>
          <text:p text:style-name="P14">Cedula</text:p>
        </text:list-item>
        <text:list-item>
          <text:p text:style-name="P14">Nombre</text:p>
        </text:list-item>
      </text:list>
      <text:list xml:id="list3246463358690146159" text:style-name="L15">
        <text:list-item>
          <text:p text:style-name="P15">Ingreso Percapita.</text:p>
        </text:list-item>
        <text:list-item>
          <text:p text:style-name="P15">Condición socio económica. </text:p>
        </text:list-item>
        <text:list-item>
          <text:p text:style-name="P15">Ayuda del estado que reciva. (si/no).</text:p>
        </text:list-item>
        <text:list-item>
          <text:p text:style-name="P15">Otros ingresos del grupo familiar (si/no).</text:p>
        </text:list-item>
        <text:list-item>
          <text:p text:style-name="P15">Detalle o situación especial (??verlo en la tabla o donde??)</text:p>
          <text:p text:style-name="P17">(??? esta bien ???)</text:p>
          <text:p text:style-name="P15"/>
        </text:list-item>
      </text:list>
      <text:p text:style-name="P7"><text:span text:style-name="T5"><text:s text:c="3"/>Adjunto a cada fila habrá un boton llamado </text:span><text:span text:style-name="T7">“???” <text:s/></text:span><text:span text:style-name="T5">Que mostrará el reporte completo de la ficha de solicitud de beca el cual podrá guardarse de forma local.</text:span></text:p>
      <text:p text:style-name="P7"><text:span text:style-name="T5"/></text:p>
      <text:p text:style-name="P7"><text:span text:style-name="T5"><text:s text:c="3"/>El sistema ofrecerá un o <text:s/>2 checkbox (???), con el cual el administrador pueda seleccionar al estudiante que merece la beca, y cambiarle el estado de beca </text:span><text:span text:style-name="T8">(Aprobada/NoAprobado/ListoParaTabla?).</text:span></text:p>
      <text:p text:style-name="P4"><text:span text:style-name="T8">NoAprobada:</text:span></text:p>
      <text:p text:style-name="P4"><text:span text:style-name="T8"><text:tab/></text:span><text:span text:style-name="T6">En estado se encontrarán todas las solicitudes de estudiantes que aún no hayan sido revisadas, tanto como todas aquellas solicitudes que no se aprueven. </text:span></text:p>
      <text:p text:style-name="P4"><text:span text:style-name="T6"/></text:p>
      <text:p text:style-name="P4"><text:span text:style-name="T8">Aprobadas:</text:span></text:p>
      <text:p text:style-name="P4"><text:span text:style-name="T8"><text:tab/></text:span><text:span text:style-name="T6">En este estado se encontrarán solamente aquellos estudiantes quienes el administrador determine que merecen <text:s/>la beca.</text:span></text:p>
      <text:p text:style-name="P4"><text:span text:style-name="T6"/></text:p>
      <text:p text:style-name="P4"><text:span text:style-name="T6"/></text:p>
      <text:p text:style-name="P4"><text:soft-page-break/><text:span text:style-name="T8">ListoParaTabla</text:span></text:p>
      <text:p text:style-name="P4"><text:span text:style-name="T8"><text:tab/></text:span><text:span text:style-name="T6">En este estado estarán todos aquellos estudiantes que merecen la beca y cuentan con el respaldo de la declaración jurada que firmarán los padres. Los estudiantes que se encuentren con este estado serán posteriormente registrados en la tabla de postulantes.</text:span></text:p>
      <text:p text:style-name="P4"><text:span text:style-name="T6"/></text:p>
      <text:p text:style-name="P4"><text:span text:style-name="T8"/></text:p>
      <text:p text:style-name="P11"><text:s/>Listar datos de la ficha de un estudiante (Según estado)</text:p>
      <text:p text:style-name="P18"><text:s text:c="2"/>El sistema mostrará la lista de los estudiantes filtrada por su estado de beca, habrá un botón que ofrecerá enviar estudiantes con el estado <text:span text:style-name="T1">ListoParaTabla</text:span> a la tabla de postulantes, esto sucede una vez se hayan evaluado todos los estudiantes, por lo que el boton mandará una alerta que indique que para generar este documento se recomiendo estar seguro de que todos los estudiantes fueron revisados msj: “???” Y procederá a abrir un documento que contendrá una tabla en (excel o otro formato)... Esta tabla de postulantes contendrá requerirá de la siguiente información, por estudiante:</text:p>
      <text:p text:style-name="P18"><text:tab/></text:p>
      <text:p text:style-name="P18"><text:tab/><text:tab/>??????????</text:p>
      <text:p text:style-name="P18"/>
      <text:p text:style-name="P18">Seguidamente se almacenará de forma local por el usuario.</text:p>
      <text:p text:style-name="P18"/>
      <text:p text:style-name="P18"/>
      <text:p text:style-name="P11">Listar datos de la ficha de un estudiante (Según condición)</text:p>
      <text:p text:style-name="P18"><text:s text:c="3"/>El sistema mostrará la lista de estudiantes, filtrada por condición socio económica. Para que el administrador se le agilice el proceso de dicernir quien merece o no la beca socio económica.</text:p>
      <text:p text:style-name="P19">(Mostrar datos de ficha de estudiante según algo más??????)</text:p>
      <text:p text:style-name="P18"/>
      <text:p text:style-name="P18"/>
      <text:p text:style-name="P21"/>
      <text:p text:style-name="P21"/>
      <text:p text:style-name="P21"/>
      <text:p text:style-name="P8"/>
      <text:p text:style-name="P8"/>
      <text:p text:style-name="P8"><text:soft-page-break/></text:p>
      <text:p text:style-name="P22"><text:span text:style-name="T1"><text:s/>4.</text:span> <text:span text:style-name="T1">Generar el reporte de la ficha de solicitud de beca</text:span></text:p>
      <text:p text:style-name="P20"><text:span text:style-name="T1"><text:s text:c="3"/></text:span><text:span text:style-name="T3">El sistema le dará al usario la opción de ver el reporte de la ficha de solicitud de beca y verificar ahí los datos ya registrados por cada estudiante y los datos pertinentes a la adminitración. Este archivo se podrá guardar de forma local.</text:span></text:p>
      <text:p text:style-name="P20"><text:span text:style-name="T3"/></text:p>
      <text:p text:style-name="P4">Guardar reportes</text:p>
      <text:p text:style-name="P4"><text:s text:c="3"/><text:span text:style-name="T3">De que forma desean que se guarden los reportes, automática o manual (????)</text:span></text:p>
      <text:p text:style-name="P4"><text:span text:style-name="T3"/></text:p>
      <text:p text:style-name="P4"><text:span text:style-name="T3">/*****************************************************************************************/</text:span></text:p>
      <text:p text:style-name="P4"><text:span text:style-name="T3"><text:tab/>De aquí en adelante falta detallar!!</text:span></text:p>
      <text:p text:style-name="P4"><text:span text:style-name="T3"/></text:p>
      <text:list xml:id="list3512200873349309484" text:style-name="L17">
        <text:list-header>
          <text:p text:style-name="P9">5. Firma de documentos almacenados.</text:p>
          <text:p text:style-name="P9"/>
          <text:p text:style-name="P9">6. Registro de bitacora.</text:p>
        </text:list-header>
      </text:list>
      <text:p text:style-name="P8"/>
      <text:p text:style-name="P8"/>
      <text:list xml:id="list31713149" text:continue-numbering="true" text:style-name="L17">
        <text:list-header>
          <text:p text:style-name="P9">7. Una base de datos.</text:p>
          <text:p text:style-name="P23">_____________________________________________________________________</text:p>
          <text:p text:style-name="P24">Requerimiento: Gestion de las fichas de solicitud de beca</text:p>
          <text:p text:style-name="P42">Caso de uso: Tabla de parámetros en la base de datos.</text:p>
          <text:p text:style-name="P24"><text:s text:c="3"/>La base de datos almacenará el nombre del parámetro y el código del parámetro, los códigos de parámetros van en orden acendente, en potencias de 2, iniciando el rango en ( 0^2 = 1 )</text:p>
        </text:list-header>
        <text:list-item>
          <text:p text:style-name="P24">Ejemplo:</text:p>
        </text:list-item>
        <text:list-item>
          <text:p text:style-name="P24"/>
        </text:list-item>
        <text:list-item>
          <text:p text:style-name="P24"><text:tab/>Condición socio económica: 1</text:p>
        </text:list-item>
        <text:list-item>
          <text:p text:style-name="P24"><text:tab/>Provincia:<text:tab/><text:tab/><text:tab/> <text:s text:c="2"/>2</text:p>
        </text:list-item>
        <text:list-item>
          <text:p text:style-name="P24"><text:tab/>Canton:<text:tab/><text:tab/><text:tab/> <text:s text:c="2"/>4</text:p>
        </text:list-item>
        <text:list-item>
          <text:p text:style-name="P24"><text:tab/>Distrito<text:tab/><text:tab/><text:tab/> <text:s text:c="2"/>8</text:p>
        </text:list-item>
        <text:list-item>
          <text:p text:style-name="P24"><text:tab/>Becado</text:p>
        </text:list-item>
        <text:list-item>
          <text:p text:style-name="P24">El cliente quiere ver las fichas de solicitud de beca de los estudiantes, por provincia y condición socioeconómica, el cliente envia un numero a la base de datos, sería el 3. </text:p>
          <text:p text:style-name="P16"><text:soft-page-break/>La base de datos toma el numero 3, hace una operación AND y determina que el numero 3 esta conformado por 1 y 2, que respectivamente significan Condición socioeconómica y Provincia. Dato esto se dispara una busqueda a la tabla de estudiantes según su condición socio económica y provinci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Negrit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x Villegas</meta:initial-creator>
    <meta:creation-date>2015-05-18T11:15:29.27</meta:creation-date>
    <dc:date>2015-05-18T11:53:18.48</dc:date>
    <dc:creator>Alex Villegas</dc:creator>
    <meta:editing-duration>PT22M38S</meta:editing-duration>
    <meta:editing-cycles>3</meta:editing-cycles>
    <meta:generator>OpenOffice/4.1.1$Win32 OpenOffice.org_project/411m6$Build-9775</meta:generator>
    <meta:document-statistic meta:table-count="0" meta:image-count="0" meta:object-count="0" meta:page-count="8" meta:paragraph-count="114" meta:word-count="1446" meta:character-count="9095"/>
  </office:meta>
</office:document-meta>
</file>